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Helvetica, sans-serif"/>
    <style:font-face style:name="Open Sans" svg:font-family="'Open Sans', sans-serif"/>
    <style:font-face style:name="Open Sans1" svg:font-family="'Open Sans', 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188e81" officeooo:paragraph-rsid="00188e81"/>
    </style:style>
    <style:style style:name="P2" style:family="paragraph" style:parent-style-name="Heading_20_1">
      <style:paragraph-properties fo:margin-left="0cm" fo:margin-right="0cm" fo:margin-top="0cm" fo:margin-bottom="0cm" loext:contextual-spacing="false" fo:line-height="120%" fo:text-indent="0cm" style:auto-text-indent="false" fo:padding="0cm" fo:border="none"/>
      <style:text-properties fo:color="#333333" style:font-name="Open Sans" fo:font-size="20.3999996185303pt" fo:font-weight="normal"/>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5"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style>
    <style:style style:name="P6" style:family="paragraph" style:parent-style-name="Text_20_body">
      <style:paragraph-properties fo:margin-left="0cm" fo:margin-right="0cm" fo:margin-top="0cm" fo:margin-bottom="0.318cm" loext:contextual-spacing="false" fo:line-height="160%" fo:orphans="2" fo:widows="2" fo:text-indent="0cm" style:auto-text-indent="false" fo:padding="0cm" fo:border="none"/>
      <style:text-properties fo:font-variant="normal" fo:text-transform="none" fo:color="#444444" style:font-name="Open Sans1" fo:font-size="9pt" fo:letter-spacing="normal" fo:font-style="normal" fo:font-weight="normal" loext:padding="0cm" loext:border="none"/>
    </style:style>
    <style:style style:name="T1" style:family="text">
      <style:text-properties fo:font-variant="normal" fo:text-transform="none" fo:color="#444444" style:font-name="Open Sans1" fo:font-size="9pt" fo:letter-spacing="normal" fo:font-style="normal" fo:font-weight="normal" loext:padding="0cm" loext:border="none"/>
    </style:style>
    <style:style style:name="T2" style:family="text">
      <style:text-properties fo:font-variant="normal" fo:text-transform="none" fo:color="#444444" style:font-name="Open Sans1" fo:font-size="9pt" fo:letter-spacing="normal" fo:font-style="normal" style:text-underline-style="solid" style:text-underline-width="auto" style:text-underline-color="font-color" fo:font-weight="bold" loext:padding="0cm" loext:border="none"/>
    </style:style>
    <style:style style:name="T3" style:family="text">
      <style:text-properties fo:font-variant="normal" fo:text-transform="none" fo:color="#444444" style:font-name="inherit" fo:font-size="9pt" fo:letter-spacing="normal" fo:font-style="italic" fo:font-weight="bold" loext:padding="0cm" loext:border="none"/>
    </style:style>
    <style:style style:name="T4" style:family="text">
      <style:text-properties fo:font-variant="normal" fo:text-transform="none" fo:color="#444444" style:font-name="inherit" fo:font-size="9pt" fo:letter-spacing="normal" fo:font-style="italic" fo:font-weight="normal" loext:padding="0cm" loext:border="none"/>
    </style:style>
    <style:style style:name="T5" style:family="text">
      <style:text-properties fo:font-variant="normal" fo:text-transform="none" fo:color="#444444" style:font-name="inherit" fo:font-size="9pt" fo:letter-spacing="normal" fo:font-style="normal" fo:font-weight="bold" loext:padding="0cm" loext:border="none"/>
    </style:style>
    <style:style style:name="T6" style:family="text">
      <style:text-properties fo:font-variant="normal" fo:text-transform="none" fo:color="#444444" style:font-name="inherit" fo:font-size="9pt" fo:letter-spacing="normal" fo:font-style="normal" style:text-underline-style="solid" style:text-underline-width="auto" style:text-underline-color="font-color" fo:font-weight="bold" loext:padding="0cm" loext:border="none"/>
    </style:style>
    <style:style style:name="T7" style:family="text">
      <style:text-properties fo:font-variant="normal" fo:text-transform="none" fo:color="#444444" style:font-name="inherit" fo:font-size="9pt" fo:letter-spacing="normal" fo:font-style="normal" fo:font-weight="normal" loext:padding="0cm" loext:border="none"/>
    </style:style>
    <style:style style:name="T8" style:family="text">
      <style:text-properties fo:font-variant="normal" fo:text-transform="none" fo:color="#1698cc" style:text-line-through-style="none" style:text-line-through-type="none" style:font-name="inherit" fo:font-size="9pt" fo:letter-spacing="normal" fo:font-style="normal" style:text-underline-style="none" fo:font-weight="normal" style:text-blinking="false" loext:padding="0cm" loext:border="none"/>
    </style:style>
    <style:style style:name="T9" style:family="text">
      <style:text-properties fo:font-variant="normal" fo:text-transform="none" fo:color="#1698cc" style:text-line-through-style="none" style:text-line-through-type="none" style:font-name="inherit" fo:font-size="9pt" fo:letter-spacing="normal" fo:font-style="normal" style:text-underline-style="none" fo:font-weight="bold" style:text-blinking="false" loext:padding="0cm" loext:border="none"/>
    </style:style>
    <style:style style:name="T10" style:family="text">
      <style:text-properties fo:font-variant="normal" fo:text-transform="none" fo:color="#222222" style:font-name="Arial" fo:font-size="7.80000019073486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a xlink:type="simple" xlink:href="http://andersonsabroad.com/blog/raspberry-pi-marine-computer/step-4-install-kplex-nmea-multiplexer/" text:style-name="Internet_20_link" text:visited-style-name="Visited_20_Internet_20_Link">http://andersonsabroad.com/blog/raspberry-pi-marine-computer/step-4-install-kplex-nmea-multiplexer/</text:a> </text:p>
      <text:p text:style-name="Standard"/>
      <text:p text:style-name="Standard"><text:a xlink:type="simple" xlink:href="https://groups.google.com/forum/#!topic/kplex/vwYayU_Jy3M" text:style-name="Internet_20_link" text:visited-style-name="Visited_20_Internet_20_Link">https://groups.google.com/forum/#!topic/kplex/vwYayU_Jy3M</text:a> </text:p>
      <text:p text:style-name="P3"><text:span text:style-name="T10">If you just dpkg -i the newly downloaded deb file it will install it but won't restart the currently running process. To restart once installed, either reboot the machine or "sudo service kplex restart"</text:span> </text:p>
      <text:p text:style-name="Standard"/>
      <text:h text:style-name="P2" text:outline-level="1">Step 4: Install kPlex NMEA Multiplexer</text:h>
      <text:p text:style-name="P4"><text:span text:style-name="T1">kPlex is the software that we’ll use to receive and forward NMEA network data between all of the NMEA0183 (2 USB adapters like </text:span><text:a xlink:type="simple" xlink:href="http://www.digitalyachtamerica.com/index.php/en/products/pc-systems/pc-accessories/product/67-usb-to-nmea-adaptor" office:target-frame-name="_blank" xlink:show="new" text:style-name="Internet_20_link" text:visited-style-name="Visited_20_Internet_20_Link"><text:span text:style-name="T8">this one</text:span></text:a><text:span text:style-name="T1">) and TCP/IP (Ethernet and WiFi) interfaces.   It will also serve as a source of data for OpenCPN running directly on the Raspberry Pi.</text:span></text:p>
      <text:p text:style-name="P4"><text:span text:style-name="T1">kPlex Website: </text:span><text:a xlink:type="simple" xlink:href="http://www.stripydog.com/kplex/index.html" office:target-frame-name="_blank" xlink:show="new" text:style-name="Internet_20_link" text:visited-style-name="Visited_20_Internet_20_Link"><text:span text:style-name="T8">http://www.stripydog.com/kplex/index.html</text:span></text:a></text:p>
      <text:p text:style-name="P6">First we need to install kPlex itself.  There is a package already built for Raspbian, but it’s not in the APT repository, so we will just need to download that package and install it manually.</text:p>
      <text:p text:style-name="P4"><text:span text:style-name="T1">Download the package for Raspbian Wheezy<text:line-break/></text:span><text:span text:style-name="Emphasis"><text:span text:style-name="Strong_20_Emphasis"><text:span text:style-name="T3">cd ~</text:span></text:span></text:span><text:span text:style-name="T1"><text:line-break/></text:span><text:span text:style-name="Emphasis"><text:span text:style-name="Strong_20_Emphasis"><text:span text:style-name="T1">  </text:span></text:span></text:span><text:span text:style-name="Emphasis"><text:span text:style-name="Strong_20_Emphasis"><text:span text:style-name="T3">sudo wget http://www.stripydog.com/download/kplex_1.3.4-1_armhf.deb</text:span></text:span></text:span></text:p>
      <text:p text:style-name="P4"><text:span text:style-name="T1">Then we will install the package we just downloaded<text:line-break/>  </text:span><text:span text:style-name="Emphasis"><text:span text:style-name="Strong_20_Emphasis"><text:span text:style-name="T3">sudo dpkg -i ./kplex_1.3.4-1_armhf.deb</text:span></text:span></text:span></text:p>
      <text:p text:style-name="P4"><text:span text:style-name="T1">Next we can configure kPlex to automatically start when the rPi boots up<text:line-break/></text:span><text:span text:style-name="Emphasis"><text:span text:style-name="Strong_20_Emphasis"><text:span text:style-name="T3">sudo update-rc.d kplex defaults</text:span></text:span></text:span></text:p>
      <text:p text:style-name="P4"><text:span text:style-name="T1">Now we will set up a basic NMEA Server by setting the appropriate parameters in the kplex config file.<text:line-break/></text:span><text:span text:style-name="Emphasis"><text:span text:style-name="Strong_20_Emphasis"><text:span text:style-name="T1">  </text:span></text:span></text:span><text:span text:style-name="Emphasis"><text:span text:style-name="Strong_20_Emphasis"><text:span text:style-name="T3">sudo nano /etc/kplex.conf</text:span></text:span></text:span><text:span text:style-name="T1"><text:line-break/>Edit the file as follows</text:span></text:p>
      <text:p text:style-name="P4"><text:span text:style-name="Strong_20_Emphasis"><text:span text:style-name="T5">[serial]<text:line-break/>filename=/dev/ttyUSB0<text:line-break/>direction=in<text:line-break/>baud=4800<text:line-break/>name=mux</text:span></text:span></text:p>
      <text:p text:style-name="P4"><text:span text:style-name="Strong_20_Emphasis"><text:span text:style-name="T5">[serial]<text:line-break/>filename=/dev/ttyUSB1<text:line-break/>direction=in<text:line-break/>baud=38400<text:line-break/>name=ais</text:span></text:span></text:p>
      <text:p text:style-name="P4"><text:span text:style-name="Strong_20_Emphasis"><text:span text:style-name="T5">[tcp]<text:line-break/>mode=server<text:line-break/></text:span></text:span><text:soft-page-break/><text:span text:style-name="Strong_20_Emphasis"><text:span text:style-name="T5">port=10110<text:line-break/>direction=out</text:span></text:span></text:p>
      <text:p text:style-name="P4"><text:span text:style-name="Strong_20_Emphasis"><text:span text:style-name="T5">[udp]<text:line-break/>port=10110<text:line-break/>address=255.255.255.255<text:line-break/>type=broadcast<text:line-break/>coalesce=no</text:span></text:span></text:p>
      <text:p text:style-name="P4"><text:span text:style-name="Strong_20_Emphasis"><text:span text:style-name="T5">#[broadcast]<text:line-break/>#direction=out<text:line-break/>#device=br0</text:span></text:span></text:p>
      <text:p text:style-name="P4"><text:span text:style-name="Strong_20_Emphasis"><text:span text:style-name="T5">[global]<text:line-break/>failover=GP***:0:mux:60:ais</text:span></text:span></text:p>
      <text:p text:style-name="P4"><text:span text:style-name="T1">Save and Exit (</text:span><text:span text:style-name="Emphasis"><text:span text:style-name="Strong_20_Emphasis"><text:span text:style-name="T3">CTRL-X</text:span></text:span></text:span><text:span text:style-name="T1">)</text:span></text:p>
      <text:p text:style-name="P6">Okay, let’s explain what this config file actually does.  You will likely need to adjust this based on your configuration</text:p>
      <text:p text:style-name="P4"><text:span text:style-name="T1">The first </text:span><text:span text:style-name="Strong_20_Emphasis"><text:span text:style-name="T5">[serial]</text:span></text:span><text:span text:style-name="T1"> section defines an NMEA to USB interface that I’ve named “</text:span><text:span text:style-name="Strong_20_Emphasis"><text:span text:style-name="T6">mux</text:span></text:span><text:span text:style-name="T1">” because the data coming in that port is coming from a </text:span><text:a xlink:type="simple" xlink:href="http://www.digitalyachtamerica.com/index.php/en/products/interfacing/multiplexers/product/78-mux100" office:target-frame-name="_blank" xlink:show="new" text:style-name="Internet_20_link" text:visited-style-name="Visited_20_Internet_20_Link"><text:span text:style-name="T8">Digital Yacht NMEA MUX100</text:span></text:a><text:span text:style-name="T1"> device.  It’s set to 4800 because that’s the speed that the MUX100 device’s output is configured for.  This port is configured to receive NMEA data but not send any.</text:span></text:p>
      <text:p text:style-name="P4"><text:span text:style-name="T1">The second </text:span><text:span text:style-name="Strong_20_Emphasis"><text:span text:style-name="T5">[serial]</text:span></text:span><text:span text:style-name="T1"> section defines another NMEA to USB interface named “</text:span><text:span text:style-name="T2">ais</text:span><text:span text:style-name="T1">” because that connection is attached to the NMEA output port of the West Marine AIS-1000.  Since AIS NMEA ports run at 38400 baud that is defined in this configuration as well.   Again, this port receives data but does not send out.</text:span></text:p>
      <text:p text:style-name="P4"><text:span text:style-name="Emphasis"><text:span text:style-name="T4">In both of the above cases, I’m using a low cost USB to Serial Adapter (Trendnet TU-S9) which goes for about $10 on Amazon.com</text:span></text:span></text:p>
      <text:p text:style-name="P4"><text:span text:style-name="T1">Then we have a </text:span><text:span text:style-name="Strong_20_Emphasis"><text:span text:style-name="T5">[tcp]</text:span></text:span><text:span text:style-name="T1"> section which defines the network server on port 10110 for devices like iPad’s and laptops to query kPlex for NMEA data.  This is configured to send NMEA data out but not receive it.</text:span></text:p>
      <text:p text:style-name="P4"><text:span text:style-name="T1">Following that there is the</text:span><text:span text:style-name="Strong_20_Emphasis"><text:span text:style-name="T1"> </text:span></text:span><text:span text:style-name="Strong_20_Emphasis"><text:span text:style-name="T5">[udp]</text:span></text:span><text:span text:style-name="T1"> section which defines a broadcast server on port 10110 for devices that merely listen for NMEA data coming in rather than asking for it. This is also using port 10110 (if not specified, kPlex uses that port by default anyway) and it’s configured to send to the all-hosts broadcast address of 255.255.255.255.</text:span></text:p>
      <text:p text:style-name="P5"><text:span text:style-name="T7">The </text:span><text:span text:style-name="Strong_20_Emphasis"><text:span text:style-name="T5">[broadcast]</text:span></text:span><text:span text:style-name="T1"> </text:span><text:span text:style-name="T7">section is an older version of the [udp] section and I’ve included it in case you run in to any issues with UDP.  You can comment out the [udp] section and uncomment the [broadcast] section if you need to.</text:span></text:p>
      <text:p text:style-name="P4"><text:span text:style-name="T1">Lastly because both the MUX100 and the AIS will be sending GPS position data, I configured a </text:span><text:span text:style-name="Strong_20_Emphasis"><text:span text:style-name="T5">failover</text:span></text:span><text:span text:style-name="T1"> rule in the </text:span><text:span text:style-name="Strong_20_Emphasis"><text:span text:style-name="T5">[global] </text:span></text:span><text:span text:style-name="T1">section that makes the mux100 the primary source and the AIS a failover source for just the GPS data.   As long as GPS position data is coming in on USB0, all of the GPS data on USB1 will be ignored.  If GPS data stops coming in on USB0, then kPlex will start accepting it from USB1. All other data coming in on both ports is unaffected by this rule.</text:span></text:p>
      <text:p text:style-name="P6">There are also ways to configure filters so certain NMEA data is not accepted but I am not configuring that right now until I have a chance to see what data actually shows up when everything is connected.</text:p>
      <text:p text:style-name="P4"><text:span text:style-name="T1">Full documentation for the kplex.conf file is here: </text:span><text:a xlink:type="simple" xlink:href="http://www.stripydog.com/kplex/configuration.html" office:target-frame-name="_blank" xlink:show="new" text:style-name="Internet_20_link" text:visited-style-name="Visited_20_Internet_20_Link"><text:span text:style-name="T8">http://www.stripydog.com/kplex/configuration.html</text:span></text:a></text:p>
      <text:p text:style-name="P4"><text:soft-page-break/><text:span text:style-name="T1">I started with the quickstart guides and used the configuration guide above to enhance and adjust.<text:line-break/></text:span><text:a xlink:type="simple" xlink:href="http://www.stripydog.com/kplex/quickstart.html" office:target-frame-name="_blank" xlink:show="new" text:style-name="Internet_20_link" text:visited-style-name="Visited_20_Internet_20_Link"><text:span text:style-name="T8">http://www.stripydog.com/kplex/quickstart.html</text:span></text:a><text:span text:style-name="T1"><text:line-break/></text:span><text:a xlink:type="simple" xlink:href="http://www.stripydog.com/kplex/examples/nmeaserver.html" office:target-frame-name="_blank" xlink:show="new" text:style-name="Internet_20_link" text:visited-style-name="Visited_20_Internet_20_Link"><text:span text:style-name="T8">http://www.stripydog.com/kplex/examples/nmeaserver.html</text:span></text:a></text:p>
      <text:p text:style-name="P6">Finally, assuming the file is configured correctly and all the devices and interfaces are connected and installed (ie: the USB devices need to be plugged in and seen by Raspbian) you can start the kplex daemon.</text:p>
      <text:p text:style-name="P4"><text:span text:style-name="Emphasis"><text:span text:style-name="Strong_20_Emphasis"><text:span text:style-name="T3">sudo service kplex start</text:span></text:span></text:span></text:p>
      <text:p text:style-name="P4"><text:span text:style-name="T1">Next Step: </text:span><text:a xlink:type="simple" xlink:href="http://www.andersonsabroad.com/blog/raspberry-pi-marine-computer/step-5-install-opencpn-chartplotting-software/" text:style-name="Internet_20_link" text:visited-style-name="Visited_20_Internet_20_Link"><text:span text:style-name="Strong_20_Emphasis"><text:span text:style-name="T9">Step 5: Install OpenCPN Chartplotting Software</text:span></text:span></text:a></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Helvetica, sans-serif"/>
    <style:font-face style:name="Open Sans" svg:font-family="'Open Sans', sans-serif"/>
    <style:font-face style:name="Open Sans1" svg:font-family="'Open Sans', 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88e81" officeooo:paragraph-rsid="00188e8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3</text:page-number><text:s/>sur <text:page-count>3</text:page-count><text:s/>de <text:file-name text:display="name">andersonsabroad_step4installKplexNmeaMultiplexer</text:file-n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5T10:51:01.366000000</meta:creation-date>
    <dc:date>2020-05-05T11:18:01.603000000</dc:date>
    <meta:editing-duration>PT27M</meta:editing-duration>
    <meta:editing-cycles>3</meta:editing-cycles>
    <meta:generator>LibreOffice/6.3.5.2$Windows_x86 LibreOffice_project/dd0751754f11728f69b42ee2af66670068624673</meta:generator>
    <meta:document-statistic meta:table-count="0" meta:image-count="0" meta:object-count="0" meta:page-count="3" meta:paragraph-count="33" meta:word-count="726" meta:character-count="4698" meta:non-whitespace-character-count="3982"/>
  </office:meta>
</office:document-meta>
</file>